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-left="0.079cm" fo:padding-right="0.079cm" fo:padding-top="0.053cm" fo:padding-bottom="0.049cm" fo:border="0.002cm solid #000000"/>
    </style:style>
    <style:style style:name="T1" style:family="text">
      <style:text-properties fo:color="#e01e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1. cd \Bootcamp\Mimmit</text:span></text:span><text:line-break/><text:span text:style-name="Source_20_Text"><text:span text:style-name="T1">2. md DotNet</text:span></text:span><text:line-break/><text:span text:style-name="Source_20_Text"><text:span text:style-name="T1">3. cd DotNet</text:span></text:span><text:line-break/><text:span text:style-name="Source_20_Text"><text:span text:style-name="T1">4. md HelloWorld</text:span></text:span><text:line-break/><text:span text:style-name="Source_20_Text"><text:span text:style-name="T1">5. cd HelloWorld</text:span></text:span><text:line-break/><text:span text:style-name="Source_20_Text"><text:span text:style-name="T1">6. dotnet new console</text:span></text:span><text:line-break/><text:span text:style-name="Source_20_Text"><text:span text:style-name="T1">7. dotnet run</text:span>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na S</meta:initial-creator>
    <meta:creation-date>2020-09-24T09:03:10.76</meta:creation-date>
    <meta:document-statistic meta:table-count="0" meta:image-count="0" meta:object-count="0" meta:page-count="1" meta:paragraph-count="1" meta:word-count="23" meta:character-count="119"/>
    <dc:date>2020-09-24T09:03:41.63</dc:date>
    <dc:creator>Sanna S</dc:creator>
    <meta:editing-duration>PT32S</meta:editing-duration>
    <meta:editing-cycles>1</meta:editing-cycles>
    <meta:generator>OpenOffice/4.1.2$Win32 OpenOffice.org_project/412m3$Build-9782</meta:generator>
  </office:meta>
</office:document-meta>
</file>